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5E0002BD250000844B06EC84B5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-asian="MS Mincho"/>
    </style:style>
    <style:style style:name="P2" style:family="paragraph" style:parent-style-name="Standard">
      <style:text-properties fo:language="en" fo:country="US" style:font-name-asian="MS Mincho"/>
    </style:style>
    <style:style style:name="P3" style:family="paragraph" style:parent-style-name="Standard">
      <style:text-properties style:font-name-asian="MS Mincho"/>
    </style:style>
    <style:style style:name="P4" style:family="paragraph" style:parent-style-name="Standard">
      <style:paragraph-properties fo:text-align="center" style:justify-single-word="false"/>
      <style:text-properties style:font-name-asian="MS Mincho"/>
    </style:style>
    <style:style style:name="T1" style:family="text">
      <style:text-properties style:font-name-asian="MS Mincho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language-asian="zxx" style:country-asian="none"/>
    </style:style>
    <style:style style:name="T4" style:family="text">
      <style:text-properties fo:language="en" fo:country="US" style:font-name-asian="MS Mincho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font-name-asian="MS Mincho"/>
    </style:style>
    <style:style style:name="T7" style:family="text">
      <style:text-properties fo:language="ru" fo:country="RU" style:language-asian="zxx" style:country-asian="none"/>
    </style:style>
    <style:style style:name="T8" style:family="text">
      <style:text-properties style:text-position="sub 58%"/>
    </style:style>
    <style:style style:name="T9" style:family="text">
      <style:text-properties style:text-position="sub 58%" style:font-name-asian="MS Mincho"/>
    </style:style>
    <style:style style:name="T10" style:family="text">
      <style:text-properties style:font-name="Symbol"/>
    </style:style>
    <style:style style:name="T11" style:family="text">
      <style:text-properties style:font-name="Symbol" fo:language="en" fo:country="US"/>
    </style:style>
    <style:style style:name="T12" style:family="text">
      <style:text-properties style:font-name-asian="MS Mincho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Алгоритм Шелла (<text:span text:style-name="T2">ShellSort</text:span>)</text:h>
      <text:p text:style-name="Standard">Идея этого алгоритма в следующем. <text:span text:style-name="T1">Разобьем элементы сортируемого массива на </text:span><text:span text:style-name="Математический">h</text:span><text:span text:style-name="T1"> цепочек, каждая из которых состоит из элементов, отстоящих друг от друга на расстояние </text:span><text:span text:style-name="Математический">h</text:span><text:span text:style-name="T1"> (здесь </text:span><text:span text:style-name="Математический">h</text:span><text:span text:style-name="T1"> – произвольное натуральное число). Первая цепочка будет содержать элементы </text:span><text:span text:style-name="Математический">a</text:span><text:span text:style-name="Математический"><text:span text:style-name="T8">1</text:span></text:span><text:span text:style-name="T1">, </text:span><text:span text:style-name="Математический">a</text:span><text:span text:style-name="Математический"><text:span text:style-name="T8">h+1</text:span></text:span><text:span text:style-name="T1">, </text:span><text:span text:style-name="Математический">a</text:span><text:span text:style-name="Математический"><text:span text:style-name="T8">2h+1</text:span></text:span><text:span text:style-name="T1">, </text:span><text:span text:style-name="Математический">a</text:span><text:span text:style-name="Математический"><text:span text:style-name="T8">3h+1</text:span></text:span><text:span text:style-name="T1"> и т.д., вторая – </text:span><text:span text:style-name="Математический">a</text:span><text:span text:style-name="Математический"><text:span text:style-name="T8">2</text:span></text:span><text:span text:style-name="T1">, </text:span><text:span text:style-name="Математический">a</text:span><text:span text:style-name="Математический"><text:span text:style-name="T8">h+2</text:span></text:span><text:span text:style-name="T1">, </text:span><text:span text:style-name="Математический">a</text:span><text:span text:style-name="Математический"><text:span text:style-name="T8">2h+2</text:span></text:span><text:span text:style-name="T1"> и т.д., последняя цепочка – </text:span><text:span text:style-name="Математический">a</text:span><text:span text:style-name="Математический"><text:span text:style-name="T8">h</text:span></text:span><text:span text:style-name="T1">, </text:span><text:span text:style-name="Математический">a</text:span><text:span text:style-name="Математический"><text:span text:style-name="T8">2h</text:span></text:span><text:span text:style-name="T1">, </text:span><text:span text:style-name="Математический">a</text:span><text:span text:style-name="Математический"><text:span text:style-name="T8">3h</text:span></text:span><text:span text:style-name="T1"> и т.д. Отсортируем каждую цепочку как отдельный массив, используя для этого метод простых или бинарных вставок. Затем выполним все вышеописанное для ряда убывающих значений </text:span><text:span text:style-name="Математический">h</text:span><text:span text:style-name="T1">, причем последний раз – для </text:span><text:span text:style-name="Математический">h</text:span><text:span text:style-name="Математический"><text:span text:style-name="T2"> </text:span></text:span><text:span text:style-name="Математический">=</text:span><text:span text:style-name="Математический"><text:span text:style-name="T2"> </text:span></text:span><text:span text:style-name="Математический">1</text:span><text:span text:style-name="T1">.</text:span></text:p>
      <text:p text:style-name="Standard"><text:span text:style-name="T1">Очевидно, массив после этого окажется сортированным. Неочевидно, что все проходы при </text:span><text:span text:style-name="Математический">h &gt; 1</text:span><text:span text:style-name="T1"> не были пустой тратой времени. Тем не менее, оказывается, что дальние переносы элементов при больших </text:span><text:span text:style-name="Математический">h</text:span><text:span text:style-name="T1"> настолько приближают массив к сортированному состоянию, что на последний проход остается очень мало работы.</text:span></text:p>
      <text:p text:style-name="Standard"><text:span text:style-name="T1">Большое значение для эффективности алгоритма Шелла имеет удачный выбор убывающей последовательности значений </text:span><text:span text:style-name="Математический">h</text:span><text:span text:style-name="T1">. Казалось бы, самая естественная убывающая последовательность чисел это степени двойки: …, 64, 32, 16, 8, 4, 2, 1. Сам автор алгоритма Дональд Шелл первоначально предложил использовать именно эти числа. На самом же деле выбор этой последовательности – один из самых неудачных! Пусть, например, в исходном массиве все нечетные по номеру элементы отрицательны, а четные – положительны. Как будет выглядеть такой массив после выполнения всех проходов, кроме последнего (с </text:span><text:span text:style-name="Математический">h</text:span><text:span text:style-name="T1"> = 1)? Поскольку все использованные </text:span><text:span text:style-name="Математический">h</text:span><text:span text:style-name="T1"> были четными, ни один элемент не мог переместиться с четного места на нечетное и наоборот. Таким образом, все нечетные элементы по-прежнему будут отрицательны (хотя и отсортированы между собой), а четные – положительны. Подобный массив трудно назвать «почти сортированным»! На последний проход алгоритма вставки остается слишком много работы.</text:span></text:p>
      <text:p text:style-name="Standard"><text:span text:style-name="T1">Чтобы избежать подобной неприятности, желательно, чтобы при соседних значениях </text:span><text:span text:style-name="Математический">k</text:span><text:span text:style-name="T1"> значения </text:span><text:span text:style-name="Математический">h</text:span><text:span text:style-name="Математический"><text:span text:style-name="T8">k</text:span></text:span><text:span text:style-name="T1"> не были кратны друг другу. В литературе обычно рекомендуется использовать одну из двух последовательностей: </text:span><text:span text:style-name="Математический">h</text:span><text:span text:style-name="Математический"><text:span text:style-name="T8">k+1</text:span></text:span><text:span text:style-name="T1"> = </text:span><text:span text:style-name="Математический">3h</text:span><text:span text:style-name="Математический"><text:span text:style-name="T8">k</text:span></text:span><text:span text:style-name="Математический">+1</text:span><text:span text:style-name="T1"> или </text:span><text:span text:style-name="Математический">h</text:span><text:span text:style-name="Математический"><text:span text:style-name="T8">k+1</text:span></text:span><text:span text:style-name="T1"> </text:span><text:span text:style-name="Математический">=</text:span><text:span text:style-name="T1"> </text:span><text:span text:style-name="Математический">2h</text:span><text:span text:style-name="Математический"><text:span text:style-name="T8">k</text:span></text:span><text:span text:style-name="Математический">+1</text:span><text:span text:style-name="T1">. В обоих случаях в качестве начального </text:span><text:span text:style-name="Математический">h</text:span><text:span text:style-name="Математический"><text:span text:style-name="T8">k</text:span></text:span><text:span text:style-name="T1"> выбирается такое значение из последовательности, при котором все сортируемые цепочки имеют длину не меньше 2. Чтобы воспользоваться, например, первой из этих формул, надо сначала положить </text:span><text:span text:style-name="Математический">h</text:span><text:span text:style-name="Математический"><text:span text:style-name="T8">1</text:span></text:span><text:span text:style-name="Математический">:=1</text:span><text:span text:style-name="T1">, а затем в цикле увеличивать значение </text:span><text:span text:style-name="Математический">h</text:span><text:span text:style-name="T1"> по формуле </text:span><text:span text:style-name="Математический">h</text:span><text:span text:style-name="Математический"><text:span text:style-name="T8">k+1</text:span></text:span><text:span text:style-name="Математический"> := 3*h</text:span><text:span text:style-name="Математический"><text:span text:style-name="T8">k</text:span></text:span><text:span text:style-name="Математический">+1</text:span><text:span text:style-name="T1">, пока для очередного </text:span><text:span text:style-name="Математический">h</text:span><text:span text:style-name="Математический"><text:span text:style-name="T8">k</text:span></text:span><text:span text:style-name="T1"> не будет выполнено неравенство </text:span><text:span text:style-name="Математический">h</text:span><text:span text:style-name="Математический"><text:span text:style-name="T8">k </text:span></text:span><text:span text:style-name="Математический"> </text:span><text:span text:style-name="Математический"><text:span text:style-name="T10"></text:span></text:span><text:span text:style-name="Математический">  (</text:span><text:span text:style-name="Математический"><text:span text:style-name="T2">n</text:span></text:span><text:span text:style-name="Математический">–1) div 3</text:span><text:span text:style-name="T1">. Это значение </text:span><text:span text:style-name="Математический">h</text:span><text:span text:style-name="Математический"><text:span text:style-name="T8">k</text:span></text:span><text:span text:style-name="T1"> следует использовать на первом проходе алгоритма, а затем можно получать следующие значения по обратной формуле: </text:span><text:span text:style-name="Математический">h</text:span><text:span text:style-name="Математический"><text:span text:style-name="T8">k–1</text:span></text:span><text:span text:style-name="Математический"> := (h</text:span><text:span text:style-name="Математический"><text:span text:style-name="T8">k</text:span></text:span><text:span text:style-name="Математический">–1) div 3</text:span><text:span text:style-name="T1">, вплоть до </text:span><text:span text:style-name="Математический">h</text:span><text:span text:style-name="Математический"><text:span text:style-name="T8">1</text:span></text:span>=1.</text:p>
      <text:p text:style-name="Standard">Для каждой из этих двух последовательностей время работы в худшем случае оценивается как <text:span text:style-name="Математический">T</text:span><text:span text:style-name="Математический"><text:span text:style-name="T8">макс</text:span></text:span><text:span text:style-name="Математический">(n) = O(</text:span><text:span text:style-name="Математический"><text:span text:style-name="T2">n</text:span></text:span><text:span text:style-name="Математический"><text:span text:style-name="T5">3/2</text:span></text:span><text:span text:style-name="Математический">)</text:span>.<text:span text:style-name="T1"> Это значительно лучше, чем </text:span><text:span text:style-name="Математический">O(</text:span><text:span text:style-name="Математический"><text:span text:style-name="T2">n</text:span></text:span><text:span text:style-name="Математический"><text:span text:style-name="T5">2</text:span></text:span><text:span text:style-name="Математический">)</text:span><text:span text:style-name="T1"> для простых алгоритмов. Для среднего времени работы известны только эмпирические оценки, показывающие, что время растет примерно как </text:span><text:span text:style-name="Математический">O(</text:span><text:span text:style-name="Математический"><text:span text:style-name="T2">n</text:span></text:span><text:span text:style-name="Математический"><text:span text:style-name="T5">1.25</text:span></text:span><text:span text:style-name="Математический">)</text:span><text:span text:style-name="T1"> или </text:span><text:span text:style-name="Математический">O(</text:span><text:span text:style-name="Математический"><text:span text:style-name="T2">n</text:span></text:span><text:span text:style-name="Математический"><text:span text:style-name="T5">1.3</text:span></text:span><text:span text:style-name="Математический">)</text:span><text:span text:style-name="T1">.</text:span></text:p>
      <text:p text:style-name="Text_20_body_20_indent">Ряд авторов на основе теоретического анализа сортировки Шелла предложили использовать более сложные последовательности, повышающие эффективность алгоритма. Одной из лучших считается последовательность, предложенная Р.Седжвиком:</text:p>
      <text:p text:style-name="P4"><draw:frame draw:style-name="fr1" draw:name="Графический объект2" text:anchor-type="as-char" svg:width="6.436cm" svg:height="1.221cm" draw:z-index="0"><draw:image xlink:href="Pictures/2000005E0002BD250000844B06EC84B5.wmf" xlink:type="simple" xlink:show="embed" xlink:actuate="onLoad"/></draw:frame></text:p>
      <text:p text:style-name="Standard"><text:span text:style-name="T1">Доказано, что при выборе </text:span><text:span text:style-name="Математический">h</text:span><text:span text:style-name="Математический"><text:span text:style-name="T8">k</text:span></text:span><text:span text:style-name="T1"> по Седжвику максимальное время работы алгоритма есть </text:span><text:span text:style-name="Математический">O(</text:span><text:span text:style-name="Математический"><text:span text:style-name="T2">n</text:span></text:span><text:span text:style-name="Математический"><text:span text:style-name="T5">4/3</text:span></text:span><text:span text:style-name="Математический">)</text:span><text:span text:style-name="T1">. Среднее время по эмпирическим оценкам равно примерно </text:span><text:span text:style-name="Математический">O(</text:span><text:span text:style-name="Математический"><text:span text:style-name="T2">n</text:span></text:span><text:span text:style-name="Математический"><text:span text:style-name="T5">7/6</text:span></text:span><text:span text:style-name="Математический">)</text:span><text:span text:style-name="T1">.</text:span></text:p>
      <text:p text:style-name="Standard"><text:span text:style-name="T1">На практике удобно раз и навсегда вычислить достаточное количество членов последовательности Седжвика (вот они: 1, 5, 19, 41, 109, 209, 505, 929, 2</text:span><text:span text:style-name="T9"> </text:span><text:span text:style-name="T1">161, 3</text:span><text:span text:style-name="T9"> </text:span><text:span text:style-name="T1">905, 8</text:span><text:span text:style-name="T9"> </text:span><text:span text:style-name="T1">929, 16</text:span><text:span text:style-name="T9"> </text:span><text:span text:style-name="T1">001, 36</text:span><text:span text:style-name="T9"> </text:span><text:span text:style-name="T1">289, 64</text:span><text:span text:style-name="T9"> </text:span><text:span text:style-name="T1">769, 14</text:span><text:span text:style-name="T9"> </text:span><text:span text:style-name="T1">6305, 260</text:span><text:span text:style-name="T9"> </text:span><text:span text:style-name="T1">609, 587</text:span><text:span text:style-name="T9"> </text:span><text:span text:style-name="T1">521, 1</text:span><text:span text:style-name="T9"> </text:span><text:span text:style-name="T1">045</text:span><text:span text:style-name="T9"> </text:span><text:span text:style-name="T1">505, ...), затем по заданному </text:span><text:span text:style-name="Математический"><text:span text:style-name="T4">n</text:span></text:span><text:span text:style-name="T1"> выбрать такое </text:span><text:span text:style-name="Математический"><text:span text:style-name="T1">k</text:span></text:span><text:span text:style-name="T1">, при котором </text:span><text:span text:style-name="Математический"><text:span text:style-name="T1">h</text:span></text:span><text:span text:style-name="Математический"><text:span text:style-name="T9">k</text:span></text:span><text:span text:style-name="Математический"><text:span text:style-name="T1"> &gt;= (</text:span></text:span><text:span text:style-name="Математический"><text:span text:style-name="T4">n</text:span></text:span><text:span text:style-name="Математический"><text:span text:style-name="T1">–1) div 3</text:span></text:span><text:span text:style-name="T1">, а далее в цикле выбирать значения последовательности </text:span><text:span text:style-name="Математический"><text:span text:style-name="T1">h</text:span></text:span><text:span text:style-name="Математический"><text:span text:style-name="T9">k</text:span></text:span><text:span text:style-name="T1"> по убыванию </text:span><text:span text:style-name="Математический"><text:span text:style-name="T1">k</text:span>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282cm" fo:margin-bottom="0cm" fo:text-align="center" style:justify-single-word="false" fo:keep-together="always" fo:text-indent="0.501cm" style:auto-text-indent="false" fo:keep-with-next="always"/>
      <style:text-properties fo:font-weight="bold" style:font-weight-asian="bold"/>
    </style:style>
    <style:style style:name="Нормальный" style:family="paragraph">
      <style:paragraph-properties fo:margin-left="0cm" fo:margin-right="0cm" fo:margin-top="0.106cm" fo:margin-bottom="0cm" fo:text-align="justify" style:justify-single-word="false" fo:orphans="2" fo:widows="2" fo:text-indent="1cm" style:auto-text-indent="false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Компьютер" style:family="paragraph" style:parent-style-name="Нормальный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55cm"/>
          <style:tab-stop style:position="1.101cm"/>
          <style:tab-stop style:position="1.651cm"/>
          <style:tab-stop style:position="2.2cm"/>
          <style:tab-stop style:position="2.75cm"/>
          <style:tab-stop style:position="3.3cm"/>
        </style:tab-stops>
      </style:paragraph-properties>
      <style:text-properties style:font-name="Courier New" fo:font-size="9pt" fo:language="en" fo:country="US" fo:font-weight="bold" style:font-size-asian="9pt" style:language-asian="zxx" style:country-asian="none" style:font-weight-asian="bold" style:font-name-complex="Courier New" style:font-weight-complex="bold"/>
    </style:style>
    <style:style style:name="Text_20_body_20_indent" style:display-name="Text body indent" style:family="paragraph" style:parent-style-name="Standard" style:class="text">
      <style:text-properties style:font-name-asian="MS Mincho"/>
    </style:style>
    <style:style style:name="Основной_20_шрифт_20_абзаца" style:display-name="Основной шрифт абзаца" style:family="text"/>
    <style:style style:name="Математический" style:family="text" style:parent-style-name="Основной_20_шрифт_20_абзаца">
      <style:text-properties fo:font-style="italic" fo:font-weight="bold" style:font-style-asian="italic" style:font-weight-asian="bold" style:font-style-complex="italic"/>
    </style:style>
    <style:style style:name="Понятие" style:family="text" style:parent-style-name="Основной_20_шрифт_20_абзаца">
      <style:text-properties fo:font-style="italic" fo:font-weight="bold" style:font-style-asian="italic" style:font-weight-asian="bold"/>
    </style:style>
    <style:style style:name="Компьютерный" style:family="text" style:parent-style-name="Основной_20_шрифт_20_абзаца">
      <style:text-properties style:font-name="Courier New" fo:font-size="9pt" fo:language="zxx" fo:country="none" fo:font-weight="bold" style:font-size-asian="9pt" style:language-asian="zxx" style:country-asian="none" style:font-weight-asian="bold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28S</meta:editing-duration>
    <meta:editing-cycles>6</meta:editing-cycles>
    <meta:generator>OpenOffice/4.1.7$Win32 OpenOffice.org_project/417m1$Build-9800</meta:generator>
    <dc:date>2020-07-11T11:24:54.75</dc:date>
    <meta:document-statistic meta:table-count="0" meta:image-count="1" meta:object-count="0" meta:page-count="1" meta:paragraph-count="10" meta:word-count="541" meta:character-count="3668"/>
    <meta:user-defined meta:name="Info 1"/>
    <meta:user-defined meta:name="Info 2"/>
    <meta:user-defined meta:name="Info 3"/>
    <meta:user-defined meta:name="Info 4"/>
  </office:meta>
</office:document-meta>
</file>